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itter" officeooo:rsid="000d4505" officeooo:paragraph-rsid="000d4505"/>
    </style:style>
    <style:style style:name="P2" style:family="paragraph" style:parent-style-name="Standard">
      <style:text-properties style:font-name="Bitter" style:text-underline-style="solid" style:text-underline-width="auto" style:text-underline-color="font-color" fo:font-weight="bold" officeooo:rsid="000d4505" officeooo:paragraph-rsid="000d4505" style:font-weight-asian="bold" style:font-weight-complex="bold"/>
    </style:style>
    <style:style style:name="P3" style:family="paragraph" style:parent-style-name="Standard">
      <style:text-properties style:font-name="Bitter" fo:font-style="italic" style:text-underline-style="none" fo:font-weight="normal" officeooo:rsid="000e4f69" officeooo:paragraph-rsid="000e4f6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Bitter" style:text-underline-style="none" fo:font-weight="bold" officeooo:rsid="000d4505" officeooo:paragraph-rsid="000d4505" style:font-weight-asian="bold" style:font-weight-complex="bold"/>
    </style:style>
    <style:style style:name="P5" style:family="paragraph" style:parent-style-name="Standard">
      <style:text-properties style:font-name="Bitter" fo:font-weight="normal" officeooo:rsid="000d4505" officeooo:paragraph-rsid="000d4505" style:font-weight-asian="normal" style:font-weight-complex="normal"/>
    </style:style>
    <style:style style:name="P6" style:family="paragraph" style:parent-style-name="Standard" style:list-style-name="L1">
      <style:text-properties style:font-name="Bitter" style:text-underline-style="none" fo:font-weight="bold" officeooo:rsid="000ec304" officeooo:paragraph-rsid="000ec304" style:font-weight-asian="bold" style:font-weight-complex="bold"/>
    </style:style>
    <style:style style:name="P7" style:family="paragraph" style:parent-style-name="Standard" style:list-style-name="L1">
      <style:text-properties style:font-name="Bitter" style:text-underline-style="none" fo:font-weight="bold" officeooo:rsid="001109af" officeooo:paragraph-rsid="001109af" style:font-weight-asian="bold" style:font-weight-complex="bold"/>
    </style:style>
    <style:style style:name="P8" style:family="paragraph" style:parent-style-name="Standard" style:list-style-name="L1">
      <style:text-properties style:font-name="Bitter" style:text-underline-style="none" fo:font-weight="bold" officeooo:rsid="00129257" officeooo:paragraph-rsid="00129257" style:font-weight-asian="bold" style:font-weight-complex="bold"/>
    </style:style>
    <style:style style:name="P9" style:family="paragraph" style:parent-style-name="Standard" style:list-style-name="L1">
      <style:text-properties style:font-name="Bitter" style:text-underline-style="none" fo:font-weight="bold" officeooo:rsid="00181422" officeooo:paragraph-rsid="00181422" style:font-weight-asian="bold" style:font-weight-complex="bold"/>
    </style:style>
    <style:style style:name="P10" style:family="paragraph" style:parent-style-name="Standard" style:list-style-name="L2">
      <style:text-properties style:font-name="Bitter" style:text-underline-style="none" fo:font-weight="bold" officeooo:rsid="000e4f69" officeooo:paragraph-rsid="000e4f69" style:font-weight-asian="bold" style:font-weight-complex="bold"/>
    </style:style>
    <style:style style:name="P11" style:family="paragraph" style:parent-style-name="Standard" style:list-style-name="L4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12" style:family="paragraph" style:parent-style-name="Standard" style:list-style-name="L1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13" style:family="paragraph" style:parent-style-name="Standard" style:list-style-name="L1">
      <style:text-properties style:font-name="Bitter" style:text-underline-style="none" fo:font-weight="bold" officeooo:rsid="001be31b" officeooo:paragraph-rsid="001be31b" style:font-weight-asian="bold" style:font-weight-complex="bold"/>
    </style:style>
    <style:style style:name="P14" style:family="paragraph" style:parent-style-name="Standard" style:list-style-name="L1">
      <style:text-properties style:font-name="Bitter" style:text-underline-style="none" fo:font-weight="normal" officeooo:rsid="000ec304" officeooo:paragraph-rsid="000ec304" style:font-weight-asian="normal" style:font-weight-complex="normal"/>
    </style:style>
    <style:style style:name="P15" style:family="paragraph" style:parent-style-name="Standard" style:list-style-name="L1">
      <style:text-properties style:font-name="Bitter" style:text-underline-style="none" fo:font-weight="normal" officeooo:rsid="001109af" officeooo:paragraph-rsid="001109af" style:font-weight-asian="normal" style:font-weight-complex="normal"/>
    </style:style>
    <style:style style:name="P16" style:family="paragraph" style:parent-style-name="Standard" style:list-style-name="L1">
      <style:text-properties style:font-name="Bitter" style:text-underline-style="none" fo:font-weight="normal" officeooo:rsid="00129257" officeooo:paragraph-rsid="00129257" style:font-weight-asian="normal" style:font-weight-complex="normal"/>
    </style:style>
    <style:style style:name="P17" style:family="paragraph" style:parent-style-name="Standard" style:list-style-name="L1">
      <style:text-properties style:font-name="Bitter" style:text-underline-style="none" fo:font-weight="normal" officeooo:rsid="00181422" officeooo:paragraph-rsid="00181422" style:font-weight-asian="normal" style:font-weight-complex="normal"/>
    </style:style>
    <style:style style:name="P18" style:family="paragraph" style:parent-style-name="Standard">
      <style:text-properties style:font-name="Bitter" style:text-underline-style="none" fo:font-weight="normal" officeooo:rsid="00181422" officeooo:paragraph-rsid="00181422" style:font-weight-asian="normal" style:font-weight-complex="normal"/>
    </style:style>
    <style:style style:name="P19" style:family="paragraph" style:parent-style-name="Standard" style:list-style-name="L2">
      <style:text-properties style:font-name="Bitter" style:text-underline-style="none" fo:font-weight="normal" officeooo:rsid="000e4f69" officeooo:paragraph-rsid="000e4f69" style:font-weight-asian="normal" style:font-weight-complex="normal"/>
    </style:style>
    <style:style style:name="P20" style:family="paragraph" style:parent-style-name="Standard" style:list-style-name="L4">
      <style:text-properties style:font-name="Bitter" style:text-underline-style="none" fo:font-weight="normal" officeooo:rsid="001a1309" officeooo:paragraph-rsid="001a1309" style:font-weight-asian="normal" style:font-weight-complex="normal"/>
    </style:style>
    <style:style style:name="P21" style:family="paragraph" style:parent-style-name="Standard" style:list-style-name="L1">
      <style:text-properties style:font-name="Bitter" style:text-underline-style="none" fo:font-weight="normal" officeooo:rsid="001b0208" officeooo:paragraph-rsid="001b0208" style:font-weight-asian="normal" style:font-weight-complex="normal"/>
    </style:style>
    <style:style style:name="P22" style:family="paragraph" style:parent-style-name="Standard" style:list-style-name="L1">
      <style:text-properties style:font-name="Bitter" style:text-underline-style="none" fo:font-weight="normal" officeooo:rsid="001be31b" officeooo:paragraph-rsid="001be31b" style:font-weight-asian="normal" style:font-weight-complex="normal"/>
    </style:style>
    <style:style style:name="P23" style:family="paragraph" style:parent-style-name="Standard" style:list-style-name="L3">
      <style:text-properties style:font-name="Bitter" fo:font-style="normal" style:text-underline-style="none" fo:font-weight="normal" officeooo:rsid="000d4505" officeooo:paragraph-rsid="000d4505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style:font-name="Bitter" fo:font-style="normal" style:text-underline-style="none" fo:font-weight="normal" officeooo:rsid="000fe1f7" officeooo:paragraph-rsid="000fe1f7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style:font-name="Bitter" fo:font-style="normal" style:text-underline-style="none" fo:font-weight="normal" officeooo:rsid="001109af" officeooo:paragraph-rsid="001109af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style:font-name="Bitter" fo:font-style="normal" style:text-underline-style="none" fo:font-weight="normal" officeooo:rsid="001424d0" officeooo:paragraph-rsid="001424d0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style:font-name="Bitter" fo:font-style="normal" style:text-underline-style="none" fo:font-weight="normal" officeooo:rsid="001cddc3" officeooo:paragraph-rsid="001cddc3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text-properties style:font-name="Bitter" fo:font-style="normal" style:text-underline-style="none" fo:font-weight="normal" officeooo:rsid="001e77e1" officeooo:paragraph-rsid="001e77e1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text-properties style:font-name="Bitter" fo:font-style="normal" style:text-underline-style="none" fo:font-weight="bold" officeooo:rsid="000fe1f7" officeooo:paragraph-rsid="000fe1f7" style:font-style-asian="normal" style:font-weight-asian="bold" style:font-style-complex="normal" style:font-weight-complex="bold"/>
    </style:style>
    <style:style style:name="P34" style:family="paragraph" style:parent-style-name="Standard" style:list-style-name="L3">
      <style:text-properties style:font-name="Bitter" fo:font-style="normal" style:text-underline-style="none" fo:font-weight="bold" officeooo:rsid="001109af" officeooo:paragraph-rsid="001109af" style:font-style-asian="normal" style:font-weight-asian="bold" style:font-style-complex="normal" style:font-weight-complex="bold"/>
    </style:style>
    <style:style style:name="P35" style:family="paragraph" style:parent-style-name="Standard" style:list-style-name="L3">
      <style:text-properties style:font-name="Bitter" fo:font-style="normal" style:text-underline-style="none" fo:font-weight="bold" officeooo:rsid="001424d0" officeooo:paragraph-rsid="001424d0" style:font-style-asian="normal" style:font-weight-asian="bold" style:font-style-complex="normal" style:font-weight-complex="bold"/>
    </style:style>
    <style:style style:name="P36" style:family="paragraph" style:parent-style-name="Standard" style:list-style-name="L3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37" style:family="paragraph" style:parent-style-name="Standard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38" style:family="paragraph" style:parent-style-name="Standard" style:list-style-name="L3">
      <style:text-properties style:font-name="Bitter" fo:font-style="normal" style:text-underline-style="none" fo:font-weight="bold" officeooo:rsid="001a1309" officeooo:paragraph-rsid="001a1309" style:font-style-asian="normal" style:font-weight-asian="bold" style:font-style-complex="normal" style:font-weight-complex="bold"/>
    </style:style>
    <style:style style:name="P39" style:family="paragraph" style:parent-style-name="Standard" style:list-style-name="L4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40" style:family="paragraph" style:parent-style-name="Standard" style:list-style-name="L4">
      <style:text-properties style:font-name="Bitter" fo:font-style="normal" style:text-underline-style="none" fo:font-weight="bold" officeooo:rsid="001e77e1" officeooo:paragraph-rsid="001e77e1" style:font-style-asian="normal" style:font-weight-asian="bold" style:font-style-complex="normal" style:font-weight-complex="bold"/>
    </style:style>
    <style:style style:name="P41" style:family="paragraph" style:parent-style-name="Standard" style:list-style-name="L3">
      <style:text-properties style:font-name="Bitter"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42" style:family="paragraph" style:parent-style-name="Standard" style:list-style-name="L3">
      <style:text-properties style:font-name="Bitter" fo:font-style="italic" style:text-underline-style="none" fo:font-weight="normal" officeooo:rsid="000fe1f7" officeooo:paragraph-rsid="000fe1f7" style:font-style-asian="italic" style:font-weight-asian="normal" style:font-style-complex="italic" style:font-weight-complex="normal"/>
    </style:style>
    <style:style style:name="P43" style:family="paragraph" style:parent-style-name="Standard" style:list-style-name="L3">
      <style:text-properties style:font-name="Bitter" fo:font-style="italic" style:text-underline-style="none" fo:font-weight="normal" officeooo:rsid="001109af" officeooo:paragraph-rsid="001109af" style:font-style-asian="italic" style:font-weight-asian="normal" style:font-style-complex="italic" style:font-weight-complex="normal"/>
    </style:style>
    <style:style style:name="P44" style:family="paragraph" style:parent-style-name="Standard" style:list-style-name="L3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font-name="Bitter" fo:font-style="italic" style:text-underline-style="none" fo:font-weight="normal" officeooo:rsid="00181422" officeooo:paragraph-rsid="00181422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style:font-name="Bitter" fo:font-style="italic" style:text-underline-style="none" fo:font-weight="normal" officeooo:rsid="001a0f9e" officeooo:paragraph-rsid="001a0f9e" style:font-style-asian="italic" style:font-weight-asian="normal" style:font-style-complex="italic" style:font-weight-complex="normal"/>
    </style:style>
    <style:style style:name="P48" style:family="paragraph" style:parent-style-name="Standard" style:list-style-name="L4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52" style:family="paragraph" style:parent-style-name="Standard" style:list-style-name="L4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style:font-name="Bitter" style:text-underline-style="solid" style:text-underline-width="auto" style:text-underline-color="font-color" fo:font-weight="bold" officeooo:rsid="001a1309" officeooo:paragraph-rsid="001a1309" style:font-weight-asian="bold" style:font-weight-complex="bold"/>
    </style:style>
    <style:style style:name="P54" style:family="paragraph" style:parent-style-name="Standard" style:list-style-name="L3">
      <style:text-properties officeooo:paragraph-rsid="000d4505"/>
    </style:style>
    <style:style style:name="P55" style:family="paragraph" style:parent-style-name="Standard" style:list-style-name="L3">
      <style:text-properties officeooo:rsid="001424d0" officeooo:paragraph-rsid="001424d0"/>
    </style:style>
    <style:style style:name="P56" style:family="paragraph" style:parent-style-name="Standard" style:list-style-name="L3">
      <style:text-properties fo:font-style="italic" fo:font-weight="normal" officeooo:rsid="001a1309" officeooo:paragraph-rsid="001a1309" style:font-style-asian="italic" style:font-weight-asian="normal" style:font-style-complex="italic" style:font-weight-complex="normal"/>
    </style:style>
    <style:style style:name="P57" style:family="paragraph" style:parent-style-name="Standard" style:list-style-name="L3">
      <style:text-properties fo:font-style="italic" fo:font-weight="normal" officeooo:rsid="001fd348" officeooo:paragraph-rsid="001fd348" style:font-style-asian="italic" style:font-weight-asian="normal" style:font-style-complex="italic" style:font-weight-complex="normal"/>
    </style:style>
    <style:style style:name="P58" style:family="paragraph" style:parent-style-name="Standard" style:list-style-name="L3">
      <style:text-properties fo:font-style="normal" fo:font-weight="bold" officeooo:rsid="001cddc3" officeooo:paragraph-rsid="001cddc3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1cddc3" officeooo:paragraph-rsid="001cddc3" style:font-style-asian="normal" style:font-weight-asian="bold" style:font-style-complex="normal" style:font-weight-complex="bold"/>
    </style:style>
    <style:style style:name="P60" style:family="paragraph" style:parent-style-name="Standard" style:list-style-name="L3">
      <style:text-properties fo:font-style="normal" fo:font-weight="bold" officeooo:rsid="001fd348" officeooo:paragraph-rsid="001fd348" style:font-style-asian="normal" style:font-weight-asian="bold" style:font-style-complex="normal" style:font-weight-complex="bold"/>
    </style:style>
    <style:style style:name="P61" style:family="paragraph" style:parent-style-name="Standard" style:list-style-name="L3">
      <style:text-properties fo:font-style="normal" fo:font-weight="bold" officeooo:rsid="002357c3" officeooo:paragraph-rsid="002357c3" style:font-style-asian="normal" style:font-weight-asian="bold" style:font-style-complex="normal" style:font-weight-complex="bold"/>
    </style:style>
    <style:style style:name="P62" style:family="paragraph" style:parent-style-name="Standard" style:list-style-name="L3">
      <style:text-properties fo:font-style="normal" fo:font-weight="normal" officeooo:rsid="001fd348" officeooo:paragraph-rsid="001fd348" style:font-style-asian="normal" style:font-weight-asian="normal" style:font-style-complex="normal" style:font-weight-complex="normal"/>
    </style:style>
    <style:style style:name="P63" style:family="paragraph" style:parent-style-name="Standard" style:list-style-name="L3">
      <style:text-properties fo:font-style="normal" fo:font-weight="normal" officeooo:rsid="002357c3" officeooo:paragraph-rsid="002357c3" style:font-style-asian="normal" style:font-weight-asian="normal" style:font-style-complex="normal" style:font-weight-complex="normal"/>
    </style:style>
    <style:style style:name="P64" style:family="paragraph" style:parent-style-name="Standard" style:list-style-name="L3">
      <style:text-properties fo:font-style="normal" fo:font-weight="normal" officeooo:rsid="00240955" officeooo:paragraph-rsid="00240955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240955" officeooo:paragraph-rsid="00240955" style:font-style-asian="normal" style:font-weight-asian="normal" style:font-style-complex="normal" style:font-weight-complex="normal"/>
    </style:style>
    <style:style style:name="P66" style:family="paragraph" style:parent-style-name="Standard" style:list-style-name="L3">
      <style:text-properties fo:font-weight="normal" officeooo:rsid="001a1309" officeooo:paragraph-rsid="001a1309" style:font-weight-asian="normal" style:font-weight-complex="normal"/>
    </style:style>
    <style:style style:name="P67" style:family="paragraph" style:parent-style-name="Standard" style:list-style-name="L3">
      <style:text-properties fo:font-weight="bold" officeooo:rsid="001a1309" officeooo:paragraph-rsid="001a1309" style:font-weight-asian="bold" style:font-weight-complex="bold"/>
    </style:style>
    <style:style style:name="P68" style:family="paragraph" style:parent-style-name="Standard">
      <style:text-properties fo:font-weight="bold" officeooo:rsid="001a1309" officeooo:paragraph-rsid="001a130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Bitter" style:text-underline-style="none"/>
    </style:style>
    <style:style style:name="T3" style:family="text">
      <style:text-properties style:font-name="Bitter" style:text-underline-style="none" fo:font-weight="bold" officeooo:rsid="000d4505" style:font-weight-asian="bold" style:font-weight-complex="bold"/>
    </style:style>
    <style:style style:name="T4" style:family="text">
      <style:text-properties style:font-name="Bitter" style:text-underline-style="none" fo:font-weight="normal" officeooo:rsid="000fe1f7" style:font-weight-asian="normal" style:font-weight-complex="normal"/>
    </style:style>
    <style:style style:name="T5" style:family="text">
      <style:text-properties style:font-name="Bitter" style:text-underline-style="none" officeooo:rsid="001fd348"/>
    </style:style>
    <style:style style:name="T6" style:family="text">
      <style:text-properties style:font-name="Bitter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Bitter" fo:font-style="normal" style:text-underline-style="none" fo:font-weight="normal" officeooo:rsid="00181422" style:font-style-asian="normal" style:font-weight-asian="normal" style:font-style-complex="normal" style:font-weight-complex="normal"/>
    </style:style>
    <style:style style:name="T8" style:family="text">
      <style:text-properties style:font-name="Bitter" fo:font-style="normal" style:text-underline-style="none" style:font-style-asian="normal" style:font-style-complex="normal"/>
    </style:style>
    <style:style style:name="T9" style:family="text">
      <style:text-properties style:font-name="Bitter" fo:font-style="normal" style:text-underline-style="none" officeooo:rsid="00181422" style:font-style-asian="normal" style:font-style-complex="normal"/>
    </style:style>
    <style:style style:name="T10" style:family="text">
      <style:text-properties style:font-name="Bitter" fo:font-style="italic" style:text-underline-style="none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1cddc3"/>
    </style:style>
    <style:style style:name="T13" style:family="text">
      <style:text-properties officeooo:rsid="001d8c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antasty<text:span text:style-name="T1"> Meal Planning</text:span></text:p>
      <text:p text:style-name="P5"/>
      <text:p text:style-name="P3">Should aim for 15-20 meals + Accompanying Ingredients</text:p>
      <text:p text:style-name="P5"/>
      <text:p text:style-name="P2">Sweet</text:p>
      <text:list xml:id="list1599318623781439877" text:style-name="L1">
        <text:list-item>
          <text:p text:style-name="P6">Tiramisu</text:p>
          <text:list>
            <text:list-item>
              <text:p text:style-name="P14">Ladyfingers</text:p>
            </text:list-item>
            <text:list-item>
              <text:p text:style-name="P14">Amaretto</text:p>
            </text:list-item>
            <text:list-item>
              <text:p text:style-name="P14">Mascarpone</text:p>
            </text:list-item>
            <text:list-item>
              <text:p text:style-name="P14">Coffee</text:p>
            </text:list-item>
            <text:list-item>
              <text:p text:style-name="P14">Egg</text:p>
            </text:list-item>
            <text:list-item>
              <text:p text:style-name="P14">Rum</text:p>
            </text:list-item>
          </text:list>
        </text:list-item>
        <text:list-item>
          <text:p text:style-name="P7">Cannoli</text:p>
          <text:list>
            <text:list-item>
              <text:p text:style-name="P15">Flour</text:p>
            </text:list-item>
            <text:list-item>
              <text:p text:style-name="P15">Eggs</text:p>
            </text:list-item>
            <text:list-item>
              <text:p text:style-name="P15">Sugar</text:p>
            </text:list-item>
            <text:list-item>
              <text:p text:style-name="P15">Butter</text:p>
            </text:list-item>
            <text:list-item>
              <text:p text:style-name="P15">Ricotta</text:p>
            </text:list-item>
          </text:list>
        </text:list-item>
        <text:list-item>
          <text:p text:style-name="P8">Biscotti</text:p>
          <text:list>
            <text:list-item>
              <text:p text:style-name="P16">Flour</text:p>
            </text:list-item>
            <text:list-item>
              <text:p text:style-name="P16">Sugar</text:p>
            </text:list-item>
            <text:list-item>
              <text:p text:style-name="P16">Eggs</text:p>
            </text:list-item>
            <text:list-item>
              <text:p text:style-name="P16">Pine Nuts</text:p>
            </text:list-item>
            <text:list-item>
              <text:p text:style-name="P16">Almonds</text:p>
            </text:list-item>
          </text:list>
        </text:list-item>
        <text:list-item>
          <text:p text:style-name="P12">Panna Cotta</text:p>
          <text:list>
            <text:list-item>
              <text:p text:style-name="P21">Gelatin</text:p>
            </text:list-item>
            <text:list-item>
              <text:p text:style-name="P21">Heavy Cream</text:p>
            </text:list-item>
            <text:list-item>
              <text:p text:style-name="P21">Half + Half</text:p>
            </text:list-item>
            <text:list-item>
              <text:p text:style-name="P21">Sugar</text:p>
            </text:list-item>
            <text:list-item>
              <text:p text:style-name="P21">Vanilla</text:p>
            </text:list-item>
          </text:list>
        </text:list-item>
        <text:list-item>
          <text:p text:style-name="P9">Spaghetti Aglio e Olio</text:p>
          <text:list>
            <text:list-item>
              <text:p text:style-name="P17">Spaghetti</text:p>
            </text:list-item>
            <text:list-item>
              <text:p text:style-name="P17">Garlic</text:p>
            </text:list-item>
            <text:list-item>
              <text:p text:style-name="P17">Oil</text:p>
            </text:list-item>
            <text:list-item>
              <text:p text:style-name="P17">Red Pepper (Adds lots of Spice)</text:p>
            </text:list-item>
          </text:list>
        </text:list-item>
        <text:list-item>
          <text:p text:style-name="P13">Caprese Salad</text:p>
          <text:list>
            <text:list-item>
              <text:p text:style-name="P22">Tomatoes</text:p>
            </text:list-item>
            <text:list-item>
              <text:p text:style-name="P22">Mozzarella Buffala</text:p>
            </text:list-item>
            <text:list-item>
              <text:p text:style-name="P22">Basil</text:p>
            </text:list-item>
            <text:list-item>
              <text:p text:style-name="P49">Vinaigrette</text:p>
            </text:list-item>
          </text:list>
        </text:list-item>
      </text:list>
      <text:p text:style-name="P50"><text:tab/><text:span text:style-name="T12">NOTE: Below will make Insalata Caprese con Pesto</text:span></text:p>
      <text:list xml:id="list200654164442547" text:continue-numbering="true" text:style-name="L1">
        <text:list-item>
          <text:list>
            <text:list-item>
              <text:p text:style-name="P51">Pine Nuts</text:p>
            </text:list-item>
            <text:list-item>
              <text:p text:style-name="P51">Lemon Juice</text:p>
            </text:list-item>
            <text:list-item>
              <text:p text:style-name="P51">Pamesan</text:p>
            </text:list-item>
            <text:list-item>
              <text:p text:style-name="P51">Olive Oil</text:p>
            </text:list-item>
          </text:list>
        </text:list-item>
      </text:list>
      <text:p text:style-name="P18"><text:soft-page-break/></text:p>
      <text:p text:style-name="P53">Salty</text:p>
      <text:list xml:id="list2870594355531435827" text:style-name="L4">
        <text:list-item>
          <text:p text:style-name="P11">Pasta Carbonara</text:p>
          <text:list>
            <text:list-item>
              <text:p text:style-name="P20">Spaghetti</text:p>
            </text:list-item>
            <text:list-item>
              <text:p text:style-name="P20">Bacon</text:p>
            </text:list-item>
            <text:list-item>
              <text:p text:style-name="P20">Eggs</text:p>
            </text:list-item>
            <text:list-item>
              <text:p text:style-name="P29">ONE OF</text:p>
              <text:list>
                <text:list-item>
                  <text:p text:style-name="P29">Peccorino Romano</text:p>
                </text:list-item>
                <text:list-item>
                  <text:p text:style-name="P29">Parmesan Reggiano</text:p>
                </text:list-item>
              </text:list>
            </text:list-item>
            <text:list-item>
              <text:p text:style-name="P48">Black Pepper</text:p>
            </text:list-item>
            <text:list-item>
              <text:p text:style-name="P48">Olive Oil</text:p>
            </text:list-item>
          </text:list>
        </text:list-item>
        <text:list-item>
          <text:p text:style-name="P39">B<text:span text:style-name="T13">accala alla Vesuviana</text:span></text:p>
          <text:list>
            <text:list-item>
              <text:p text:style-name="P31">Salt Cod</text:p>
            </text:list-item>
            <text:list-item>
              <text:p text:style-name="P31">Capers</text:p>
            </text:list-item>
            <text:list-item>
              <text:p text:style-name="P31">Olive Oil</text:p>
            </text:list-item>
            <text:list-item>
              <text:p text:style-name="P31">Onion</text:p>
            </text:list-item>
            <text:list-item>
              <text:p text:style-name="P31">Red Pepper Flakes</text:p>
            </text:list-item>
            <text:list-item>
              <text:p text:style-name="P31">Tomatoes</text:p>
            </text:list-item>
            <text:list-item>
              <text:p text:style-name="P31">Parsley</text:p>
            </text:list-item>
            <text:list-item>
              <text:p text:style-name="P52">Mint<text:tab/>(I make it optional because it won’t be a common card)</text:p>
            </text:list-item>
          </text:list>
        </text:list-item>
        <text:list-item>
          <text:p text:style-name="P40">Baccala alla Vicentina</text:p>
          <text:list>
            <text:list-item>
              <text:p text:style-name="P32">Cod</text:p>
            </text:list-item>
            <text:list-item>
              <text:p text:style-name="P32">Flour</text:p>
            </text:list-item>
            <text:list-item>
              <text:p text:style-name="P32">Onion</text:p>
            </text:list-item>
            <text:list-item>
              <text:p text:style-name="P32">Anchovies</text:p>
            </text:list-item>
            <text:list-item>
              <text:p text:style-name="P32">Parsley</text:p>
            </text:list-item>
            <text:list-item>
              <text:p text:style-name="P32">Milk</text:p>
            </text:list-item>
            <text:list-item>
              <text:p text:style-name="P32">Parmesan</text:p>
            </text:list-item>
            <text:list-item>
              <text:p text:style-name="P32">Olive Oil</text:p>
            </text:list-item>
          </text:list>
        </text:list-item>
      </text:list>
      <text:p text:style-name="P2">Sour</text:p>
      <text:list xml:id="list2696583309198998369" text:style-name="L2">
        <text:list-item>
          <text:p text:style-name="P10">Chicken Scarpeliello <text:span text:style-name="T11">(Note: This is Sweet + Sour)</text:span></text:p>
          <text:list>
            <text:list-item>
              <text:p text:style-name="P19">Chicken</text:p>
            </text:list-item>
            <text:list-item>
              <text:p text:style-name="P19">Sausage</text:p>
            </text:list-item>
            <text:list-item>
              <text:p text:style-name="P19">Onion</text:p>
            </text:list-item>
            <text:list-item>
              <text:p text:style-name="P19">Bell Pepper</text:p>
            </text:list-item>
            <text:list-item>
              <text:p text:style-name="P19">Sage</text:p>
            </text:list-item>
            <text:list-item>
              <text:p text:style-name="P19">Cherry Pepper</text:p>
            </text:list-item>
            <text:list-item>
              <text:p text:style-name="P19">White Wine</text:p>
            </text:list-item>
            <text:list-item>
              <text:p text:style-name="P19">Stock</text:p>
            </text:list-item>
            <text:list-item>
              <text:p text:style-name="P19">Sugar</text:p>
            </text:list-item>
          </text:list>
        </text:list-item>
      </text:list>
      <text:p text:style-name="P2">Bitter</text:p>
      <text:p text:style-name="P2">Spicy</text:p>
      <text:p text:style-name="P4"/>
      <text:p text:style-name="P4"/>
      <text:p text:style-name="P2">Umami</text:p>
      <text:list xml:id="list5598186545286481917" text:style-name="L3">
        <text:list-item>
          <text:p text:style-name="P54"><text:span text:style-name="T3">Lasagna </text:span><text:span text:style-name="T4">(Note: Sweet and Umami)</text:span></text:p>
          <text:list>
            <text:list-item>
              <text:p text:style-name="P23"><text:soft-page-break/>Lasagna Noodles</text:p>
            </text:list-item>
            <text:list-item>
              <text:p text:style-name="P23">Tomatoes (Sauce)</text:p>
            </text:list-item>
            <text:list-item>
              <text:p text:style-name="P23">Egg</text:p>
            </text:list-item>
            <text:list-item>
              <text:p text:style-name="P23">Ricotta</text:p>
            </text:list-item>
            <text:list-item>
              <text:p text:style-name="P23">Parmesan</text:p>
            </text:list-item>
            <text:list-item>
              <text:p text:style-name="P41">Spinach</text:p>
            </text:list-item>
            <text:list-item>
              <text:p text:style-name="P41">Beef</text:p>
            </text:list-item>
            <text:list-item>
              <text:p text:style-name="P41">Peppers</text:p>
            </text:list-item>
            <text:list-item>
              <text:p text:style-name="P41">Mushrooms</text:p>
            </text:list-item>
            <text:list-item>
              <text:p text:style-name="P41">Onion</text:p>
            </text:list-item>
            <text:list-item>
              <text:p text:style-name="P41">Garlic</text:p>
            </text:list-item>
          </text:list>
        </text:list-item>
        <text:list-item>
          <text:p text:style-name="P33">Fettucine Alfredo</text:p>
          <text:list>
            <text:list-item>
              <text:p text:style-name="P24">Butter</text:p>
            </text:list-item>
            <text:list-item>
              <text:p text:style-name="P24">Cream</text:p>
            </text:list-item>
            <text:list-item>
              <text:p text:style-name="P24">Fettucine</text:p>
            </text:list-item>
            <text:list-item>
              <text:p text:style-name="P24">Pamesan</text:p>
            </text:list-item>
            <text:list-item>
              <text:p text:style-name="P42">Parsley</text:p>
            </text:list-item>
            <text:list-item>
              <text:p text:style-name="P42">ONE OF</text:p>
              <text:list>
                <text:list-item>
                  <text:p text:style-name="P42">Chicken</text:p>
                </text:list-item>
                <text:list-item>
                  <text:p text:style-name="P42">Mushroom</text:p>
                </text:list-item>
              </text:list>
            </text:list-item>
          </text:list>
        </text:list-item>
        <text:list-item>
          <text:p text:style-name="P34">Spaghetti Marinara</text:p>
          <text:list>
            <text:list-item>
              <text:p text:style-name="P25">Tomato</text:p>
            </text:list-item>
            <text:list-item>
              <text:p text:style-name="P25">Spaghetti</text:p>
            </text:list-item>
            <text:list-item>
              <text:p text:style-name="P43">Basil</text:p>
            </text:list-item>
            <text:list-item>
              <text:p text:style-name="P43">Mushroom</text:p>
            </text:list-item>
            <text:list-item>
              <text:p text:style-name="P43">Garlic</text:p>
            </text:list-item>
            <text:list-item>
              <text:p text:style-name="P43">Pepper</text:p>
            </text:list-item>
            <text:list-item>
              <text:p text:style-name="P43">ONE OF</text:p>
              <text:list>
                <text:list-item>
                  <text:p text:style-name="P43">Beef</text:p>
                </text:list-item>
                <text:list-item>
                  <text:p text:style-name="P43">Shrimp</text:p>
                </text:list-item>
              </text:list>
            </text:list-item>
          </text:list>
        </text:list-item>
        <text:list-item>
          <text:p text:style-name="P35">Linguine Pesto Genoese</text:p>
          <text:list>
            <text:list-item>
              <text:p text:style-name="P26">Pine Nuts</text:p>
            </text:list-item>
            <text:list-item>
              <text:p text:style-name="P26">Basil</text:p>
            </text:list-item>
            <text:list-item>
              <text:p text:style-name="P26">Garlic</text:p>
            </text:list-item>
            <text:list-item>
              <text:p text:style-name="P26">ONE OR BOTH OF</text:p>
              <text:list>
                <text:list-item>
                  <text:p text:style-name="P26">Parmigano Reggiano</text:p>
                </text:list-item>
                <text:list-item>
                  <text:p text:style-name="P26">Peccorino Romano</text:p>
                </text:list-item>
              </text:list>
            </text:list-item>
            <text:list-item>
              <text:p text:style-name="P55"><text:span text:style-name="T6">Olive Oi</text:span><text:span text:style-name="T7">l</text:span></text:p>
            </text:list-item>
            <text:list-item>
              <text:p text:style-name="P26">Linguine</text:p>
            </text:list-item>
            <text:list-item>
              <text:p text:style-name="P44">Chicken</text:p>
            </text:list-item>
          </text:list>
        </text:list-item>
      </text:list>
      <text:p text:style-name="P45"/>
      <text:list xml:id="list200653736953338" text:continue-numbering="true" text:style-name="L3">
        <text:list-item>
          <text:p text:style-name="P36">Spaghetti alla Gricia</text:p>
          <text:list>
            <text:list-item>
              <text:p text:style-name="P27">Guanciale</text:p>
            </text:list-item>
            <text:list-item>
              <text:p text:style-name="P27">Pecorino</text:p>
            </text:list-item>
            <text:list-item>
              <text:p text:style-name="P27"><text:soft-page-break/>Spaghetti</text:p>
            </text:list-item>
          </text:list>
        </text:list-item>
      </text:list>
      <text:p text:style-name="P28"/>
      <text:list xml:id="list200654482599057" text:continue-numbering="true" text:style-name="L3">
        <text:list-item>
          <text:p text:style-name="P38">Pasta Pomodoro</text:p>
          <text:list>
            <text:list-item>
              <text:p text:style-name="P30">Tomatoes</text:p>
            </text:list-item>
            <text:list-item>
              <text:p text:style-name="P30">Parmesan</text:p>
            </text:list-item>
            <text:list-item>
              <text:p text:style-name="P30">Garlic</text:p>
            </text:list-item>
            <text:list-item>
              <text:p text:style-name="P30">Olive Oil</text:p>
            </text:list-item>
            <text:list-item>
              <text:p text:style-name="P30">Red Pepper Flakes</text:p>
            </text:list-item>
            <text:list-item>
              <text:p text:style-name="P30">Basil</text:p>
            </text:list-item>
            <text:list-item>
              <text:p text:style-name="P30">Penne</text:p>
            </text:list-item>
          </text:list>
        </text:list-item>
      </text:list>
      <text:p text:style-name="P28"/>
      <text:p text:style-name="P37"/>
      <text:list xml:id="list200655352896364" text:continue-numbering="true" text:style-name="L3">
        <text:list-item>
          <text:p text:style-name="P36">Eggplant Rollatini</text:p>
          <text:list>
            <text:list-item>
              <text:p text:style-name="P27">Ricotta</text:p>
            </text:list-item>
            <text:list-item>
              <text:p text:style-name="P27">Eggs</text:p>
            </text:list-item>
            <text:list-item>
              <text:p text:style-name="P27">Parsley</text:p>
            </text:list-item>
            <text:list-item>
              <text:p text:style-name="P27">Pamresan</text:p>
            </text:list-item>
            <text:list-item>
              <text:p text:style-name="P27">Mozzarella</text:p>
            </text:list-item>
            <text:list-item>
              <text:p text:style-name="P27">Tomato</text:p>
            </text:list-item>
          </text:list>
        </text:list-item>
      </text:list>
      <text:p text:style-name="P68"><text:span text:style-name="T9"/></text:p>
      <text:list xml:id="list200654721401910" text:continue-numbering="true" text:style-name="L3">
        <text:list-item>
          <text:p text:style-name="P67"><text:span text:style-name="T9">M</text:span><text:span text:style-name="T8">ushroom Risotto</text:span></text:p>
          <text:list>
            <text:list-item>
              <text:p text:style-name="P66"><text:span text:style-name="T8">Butter</text:span></text:p>
            </text:list-item>
            <text:list-item>
              <text:p text:style-name="P66"><text:span text:style-name="T8">Onion</text:span></text:p>
            </text:list-item>
            <text:list-item>
              <text:p text:style-name="P66"><text:span text:style-name="T8">Cremini Mushrooms</text:span></text:p>
            </text:list-item>
            <text:list-item>
              <text:p text:style-name="P66"><text:span text:style-name="T8">Rice</text:span></text:p>
            </text:list-item>
            <text:list-item>
              <text:p text:style-name="P66"><text:span text:style-name="T8">Stock</text:span></text:p>
            </text:list-item>
            <text:list-item>
              <text:p text:style-name="P66"><text:span text:style-name="T8">Parmesan</text:span></text:p>
            </text:list-item>
            <text:list-item>
              <text:p text:style-name="P66"><text:span text:style-name="T8">Parsley</text:span></text:p>
            </text:list-item>
            <text:list-item>
              <text:p text:style-name="P56"><text:span text:style-name="T2">Pep</text:span><text:span text:style-name="T5">p</text:span><text:span text:style-name="T2">er</text:span></text:p>
            </text:list-item>
            <text:list-item>
              <text:p text:style-name="P56"><text:span text:style-name="T2">White Wine</text:span></text:p>
            </text:list-item>
          </text:list>
        </text:list-item>
        <text:list-item>
          <text:p text:style-name="P58"><text:span text:style-name="T2">Risotto alla Gorgonzola</text:span></text:p>
        </text:list-item>
        <text:list-item>
          <text:p text:style-name="P58"><text:span text:style-name="T2">Risotto alla Marinara</text:span></text:p>
        </text:list-item>
        <text:list-item>
          <text:p text:style-name="P58"><text:span text:style-name="T2">Risotto alla Milanese</text:span></text:p>
        </text:list-item>
        <text:list-item>
          <text:p text:style-name="P58"><text:span text:style-name="T2">Risotto alla Zucca</text:span></text:p>
        </text:list-item>
        <text:list-item>
          <text:p text:style-name="P58"><text:span text:style-name="T2">Risotto con Agoni</text:span></text:p>
        </text:list-item>
        <text:list-item>
          <text:p text:style-name="P60"><text:span text:style-name="T2">Pasta con La Ricotta</text:span></text:p>
          <text:list>
            <text:list-item>
              <text:p text:style-name="P62"><text:span text:style-name="T2">Penne</text:span></text:p>
            </text:list-item>
            <text:list-item>
              <text:p text:style-name="P62"><text:span text:style-name="T2">Tomatoes</text:span></text:p>
            </text:list-item>
            <text:list-item>
              <text:p text:style-name="P62"><text:span text:style-name="T2">Garlic Cloves</text:span></text:p>
            </text:list-item>
            <text:list-item>
              <text:p text:style-name="P62"><text:span text:style-name="T2">Olive Oil</text:span></text:p>
            </text:list-item>
            <text:list-item>
              <text:p text:style-name="P62"><text:span text:style-name="T2">Ricotta</text:span></text:p>
            </text:list-item>
            <text:list-item>
              <text:p text:style-name="P62"><text:span text:style-name="T2">Salt</text:span></text:p>
            </text:list-item>
            <text:list-item>
              <text:p text:style-name="P62"><text:span text:style-name="T2">Parmesan</text:span></text:p>
            </text:list-item>
            <text:list-item>
              <text:p text:style-name="P57"><text:span text:style-name="T2">Basil</text:span></text:p>
            </text:list-item>
          </text:list>
        </text:list-item>
        <text:list-item>
          <text:p text:style-name="P61"><text:span text:style-name="T2">Lasagne agli Asparagi</text:span></text:p>
          <text:list>
            <text:list-item>
              <text:p text:style-name="P63"><text:soft-page-break/><text:span text:style-name="T2">Lasagne Noodles</text:span></text:p>
            </text:list-item>
            <text:list-item>
              <text:p text:style-name="P63"><text:span text:style-name="T2">Milk</text:span></text:p>
            </text:list-item>
            <text:list-item>
              <text:p text:style-name="P63"><text:span text:style-name="T2">Flour</text:span></text:p>
            </text:list-item>
            <text:list-item>
              <text:p text:style-name="P63"><text:span text:style-name="T2">Asparagus</text:span></text:p>
            </text:list-item>
            <text:list-item>
              <text:p text:style-name="P63"><text:span text:style-name="T2">Pamesano Reggiano</text:span></text:p>
            </text:list-item>
            <text:list-item>
              <text:p text:style-name="P63"><text:span text:style-name="T2">Butter</text:span></text:p>
            </text:list-item>
          </text:list>
        </text:list-item>
      </text:list>
      <text:p text:style-name="P65"><text:span text:style-name="T10"/></text:p>
      <text:p text:style-name="P59"><text:span text:style-name="T2"/></text:p>
      <text:p text:style-name="P28"/>
      <text:p text:style-name="P28"/>
      <text:p text:style-name="P46">Note: Should we replace Tomato with tomatoe sauce as it seems to be what the tomato is exclusively used in place of?</text:p>
      <text:p text:style-name="P46"/>
      <text:p text:style-name="P47">Thought: This game is HEAVILY balanced toward UMAMI. Are there Bitter/Spicy Italian Dishes… Find tho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44:10.359000000</meta:creation-date>
    <meta:editing-duration>PT3H59M59S</meta:editing-duration>
    <meta:editing-cycles>10</meta:editing-cycles>
    <meta:generator>LibreOffice/5.1.6.2$Windows_x86 LibreOffice_project/07ac168c60a517dba0f0d7bc7540f5afa45f0909</meta:generator>
    <dc:date>2017-03-24T20:06:53.580000000</dc:date>
    <meta:document-statistic meta:table-count="0" meta:image-count="0" meta:object-count="0" meta:page-count="5" meta:paragraph-count="178" meta:word-count="499" meta:character-count="2201" meta:non-whitespace-character-count="2045"/>
  </office:meta>
</office:document-meta>
</file>